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language="es" fo:country="ES" officeooo:rsid="0007eac0" officeooo:paragraph-rsid="0007eac0"/>
    </style:style>
    <style:style style:name="P3" style:family="paragraph" style:parent-style-name="Standard">
      <style:text-properties officeooo:rsid="0007eac0" officeooo:paragraph-rsid="0007eac0"/>
    </style:style>
    <style:style style:name="P4" style:family="paragraph" style:parent-style-name="Text_20_body">
      <style:paragraph-properties fo:margin-top="0in" fo:margin-bottom="0in" style:contextual-spacing="false" fo:line-height="100%"/>
      <style:text-properties fo:language="es" fo:country="ES"/>
    </style:style>
    <style:style style:name="P5" style:family="paragraph" style:parent-style-name="Text_20_body" style:list-style-name="L1">
      <style:text-properties fo:language="es" fo:country="ES" officeooo:rsid="0007eac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89598773" text:style-name="L1">
        <text:list-item>
          <text:p text:style-name="P5">¿En qué consiste el patrón de diseño Repository?</text:p>
        </text:list-item>
      </text:list>
      <text:p text:style-name="P4">El patrón de diseño Repository es un patrón que permite la persistencia de datos. Nos permite separar la lógica de negocios con la de datos, lo que hace más entendible y escalable nuestro proyecto. Para ello se establece un objeto que permita realizar acciones CRUD sobre los datos, sirviendo como puente entre nuestras vistas y las consultas a la información de la aplicación.</text:p>
      <text:p text:style-name="P2"/>
      <text:list xml:id="list115910411451970" text:continue-numbering="true" text:style-name="L1">
        <text:list-item>
          <text:p text:style-name="P1">¿Qué es el ViewModel?</text:p>
        </text:list-item>
      </text:list>
      <text:p text:style-name="P3">Es un componente usado para administrar datos relacionados a las interfaces o vistas en la aplicación, manteniendo estos activos aun cuando la aplicación cambia de estado. Además, permite conservar el estado de la UI y proporciona acceso a la lógica empresarial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1:48:47.762339337</meta:creation-date>
    <dc:date>2023-04-25T11:59:08.939726821</dc:date>
    <meta:editing-duration>PT1S</meta:editing-duration>
    <meta:editing-cycles>1</meta:editing-cycles>
    <meta:document-statistic meta:table-count="0" meta:image-count="0" meta:object-count="0" meta:page-count="1" meta:paragraph-count="4" meta:word-count="118" meta:character-count="712" meta:non-whitespace-character-count="600"/>
    <meta:generator>LibreOffice/7.3.7.2$Linux_X86_64 LibreOffice_project/30$Build-2</meta:generator>
  </office:meta>
</office:document-meta>
</file>